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b98" officeooo:paragraph-rsid="00062b98"/>
    </style:style>
    <style:style style:name="P2" style:family="paragraph" style:parent-style-name="Standard">
      <style:text-properties officeooo:rsid="000755fc" officeooo:paragraph-rsid="000755fc"/>
    </style:style>
    <style:style style:name="P3" style:family="paragraph" style:parent-style-name="Standard">
      <style:text-properties officeooo:rsid="0008742a" officeooo:paragraph-rsid="0008742a"/>
    </style:style>
    <style:style style:name="P4" style:family="paragraph" style:parent-style-name="Standard">
      <style:text-properties officeooo:rsid="000a7062" officeooo:paragraph-rsid="000a7062"/>
    </style:style>
    <style:style style:name="P5" style:family="paragraph" style:parent-style-name="Standard">
      <style:text-properties officeooo:rsid="000d89f6" officeooo:paragraph-rsid="0010e33e"/>
    </style:style>
    <style:style style:name="P6" style:family="paragraph" style:parent-style-name="Standard">
      <style:text-properties officeooo:rsid="0011482f" officeooo:paragraph-rsid="00139712"/>
    </style:style>
    <style:style style:name="P7" style:family="paragraph" style:parent-style-name="Standard">
      <style:text-properties officeooo:rsid="00139712" officeooo:paragraph-rsid="00139712"/>
    </style:style>
    <style:style style:name="P8" style:family="paragraph" style:parent-style-name="Standard">
      <style:text-properties officeooo:rsid="00139712" officeooo:paragraph-rsid="00159463"/>
    </style:style>
    <style:style style:name="P9" style:family="paragraph" style:parent-style-name="Standard">
      <style:text-properties officeooo:rsid="00159463" officeooo:paragraph-rsid="00159463"/>
    </style:style>
    <style:style style:name="P10" style:family="paragraph" style:parent-style-name="Standard">
      <style:text-properties officeooo:rsid="00199661" officeooo:paragraph-rsid="00199661"/>
    </style:style>
    <style:style style:name="P11" style:family="paragraph" style:parent-style-name="Standard">
      <style:text-properties officeooo:rsid="001a0e90" officeooo:paragraph-rsid="001a0e90"/>
    </style:style>
    <style:style style:name="P12" style:family="paragraph" style:parent-style-name="Standard">
      <style:text-properties officeooo:rsid="001ab927" officeooo:paragraph-rsid="001ab927"/>
    </style:style>
    <style:style style:name="P13" style:family="paragraph" style:parent-style-name="Standard">
      <style:text-properties officeooo:rsid="001d773c" officeooo:paragraph-rsid="001d773c"/>
    </style:style>
    <style:style style:name="P14" style:family="paragraph" style:parent-style-name="Standard">
      <style:text-properties officeooo:rsid="001fac1b" officeooo:paragraph-rsid="001fac1b"/>
    </style:style>
    <style:style style:name="P15" style:family="paragraph" style:parent-style-name="Standard">
      <style:text-properties officeooo:rsid="0020c473" officeooo:paragraph-rsid="0020c473"/>
    </style:style>
    <style:style style:name="T1" style:family="text">
      <style:text-properties officeooo:rsid="000755fc"/>
    </style:style>
    <style:style style:name="T2" style:family="text">
      <style:text-properties officeooo:rsid="0008742a"/>
    </style:style>
    <style:style style:name="T3" style:family="text">
      <style:text-properties officeooo:rsid="000a7062"/>
    </style:style>
    <style:style style:name="T4" style:family="text">
      <style:text-properties officeooo:rsid="000d89f6"/>
    </style:style>
    <style:style style:name="T5" style:family="text">
      <style:text-properties officeooo:rsid="00105428"/>
    </style:style>
    <style:style style:name="T6" style:family="text">
      <style:text-properties officeooo:rsid="0010e33e"/>
    </style:style>
    <style:style style:name="T7" style:family="text">
      <style:text-properties officeooo:rsid="0011482f"/>
    </style:style>
    <style:style style:name="T8" style:family="text">
      <style:text-properties officeooo:rsid="00139712"/>
    </style:style>
    <style:style style:name="T9" style:family="text">
      <style:text-properties officeooo:rsid="00159463"/>
    </style:style>
    <style:style style:name="T10" style:family="text">
      <style:text-properties officeooo:rsid="001690a7"/>
    </style:style>
    <style:style style:name="T11" style:family="text">
      <style:text-properties officeooo:rsid="001d020d"/>
    </style:style>
    <style:style style:name="T12" style:family="text">
      <style:text-properties officeooo:rsid="001d773c"/>
    </style:style>
    <style:style style:name="T13" style:family="text">
      <style:text-properties officeooo:rsid="001e5c1c"/>
    </style:style>
    <style:style style:name="T14" style:family="text">
      <style:text-properties officeooo:rsid="00202cd7"/>
    </style:style>
    <style:style style:name="T15" style:family="text">
      <style:text-properties officeooo:rsid="0020c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se excel (2k! / 2^k) 1→10</text:p>
      <text:p text:style-name="P1"/>
      <text:p text:style-name="P1"/>
      <text:p text:style-name="P1"/>
      <text:p text:style-name="P1">2. <text:s/><text:span text:style-name="T1">Max: k, Min: 1 (since b = how many passengers not in dest) – assumption of step 5 may change it</text:span></text:p>
      <text:p text:style-name="P2">3. No! Pick and drop.</text:p>
      <text:p text:style-name="P2">4. <text:span text:style-name="T2">G = all passengers at dest, v in (t_i), W = {}, B = {}, F = [k]</text:span></text:p>
      <text:p text:style-name="P3">5. <text:span text:style-name="T3">k</text:span></text:p>
      <text:p text:style-name="P4">6. <text:span text:style-name="T4">No, you always can drop or pick, and world space is not constrained</text:span></text:p>
      <text:p text:style-name="P5">7. <text:span text:style-name="T5">v_2 = s_j / t_j (not v_1 and not visited), W_2 = W_1 - {j} // W_1, B_2 = B_1 + {j} // B_1 – {j}, F_2 = F_1 // F_1 + {j}</text:span></text:p>
      <text:p text:style-name="P5"><text:span text:style-name="T6">* j can be multiple</text:span></text:p>
      <text:p text:style-name="P5"><text:span text:style-name="T6">8. <text:s text:c="2"/>min: all in same source, need same target → 2 (+ initial, source, target)</text:span></text:p>
      <text:p text:style-name="P5"><text:tab/><text:span text:style-name="T7">max: 2k (+ initial, +2k…)</text:span></text:p>
      <text:p text:style-name="P5"/>
      <text:p text:style-name="P5"/>
      <text:p text:style-name="P5"/>
      <text:p text:style-name="P6">9. <text:span text:style-name="T8">a. One of the orders is from junction #23695 at (32.1022894, 34.9882995) to #33320 at (32.0926573, 35.1022635)</text:span></text:p>
      <text:p text:style-name="P7">A lower bound on the distance we need to drive for this order is: 10.78km</text:p>
      <text:p text:style-name="P7"><text:s text:c="4"/>b. Path length: 161.11km</text:p>
      <text:p text:style-name="P7"><text:s text:c="4"/>c. Path.getDistance uses a list comprehension to extract the distance of each link in the path, and sums them.</text:p>
      <text:p text:style-name="P8">10. <text:s/><text:span text:style-name="T9">Junction idx: #851288</text:span></text:p>
      <text:p text:style-name="P9">waiting for bus: [(23695, 33320)]</text:p>
      <text:p text:style-name="P9">orders on bus: [(32056, 834603), (851288, 533396)]</text:p>
      <text:p text:style-name="P9">finished orders: [(47521, 606430), (466524, 29249)]</text:p>
      <text:p text:style-name="P9">Is goal? False</text:p>
      <text:p text:style-name="P9"/>
      <text:p text:style-name="P9"/>
      <text:p text:style-name="P9"/>
      <text:p text:style-name="P9">11. <text:span text:style-name="T10">TODO astar</text:span></text:p>
      <text:p text:style-name="P10">12. not minimal – if all in same place…</text:p>
      <text:p text:style-name="P10"><text:s text:c="6"/>probably not maximal – if all different, it doesn’t count t+i-&gt;s_i+1</text:p>
      <text:p text:style-name="P10"/>
      <text:p text:style-name="P10"/>
      <text:p text:style-name="P10"/>
      <text:p text:style-name="P10">13.</text:p>
      <text:p text:style-name="P11">14. max 2k, min 2</text:p>
      <text:p text:style-name="P11">15. <text:span text:style-name="T11">2K, <text:s/>k – picking order</text:span></text:p>
      <text:p text:style-name="P11"/>
      <text:p text:style-name="P11"/>
      <text:p text:style-name="P12">16. <text:s/><text:span text:style-name="T12">Simple math proof… 1/a ^ -1/T</text:span></text:p>
      <text:p text:style-name="P13">17. <text:span text:style-name="T13">WTF this looks like shit</text:span></text:p>
      <text:p text:style-name="P14">18. Chooses the best score every time – like previously</text:p>
      <text:p text:style-name="P14">19. Chooses the highest score every time – like an idiot! <text:span text:style-name="T14">( out of N )</text:span></text:p>
      <text:p text:style-name="P14">20. <text:span text:style-name="T15">SHIT</text:span></text:p>
      <text:p text:style-name="P14"/>
      <text:p text:style-name="P15"/>
      <text:p text:style-name="P15"/>
      <text:p text:style-name="P15">2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51:06.229887832</meta:creation-date>
    <meta:generator>LibreOffice/5.1.6.2$Linux_X86_64 LibreOffice_project/10m0$Build-2</meta:generator>
    <dc:date>2017-11-23T17:04:04.356966849</dc:date>
    <meta:editing-duration>PT3H12M46S</meta:editing-duration>
    <meta:editing-cycles>27</meta:editing-cycles>
    <meta:document-statistic meta:table-count="0" meta:image-count="0" meta:object-count="0" meta:page-count="1" meta:paragraph-count="31" meta:word-count="279" meta:character-count="1407" meta:non-whitespace-character-count="1131"/>
  </office:meta>
</office:document-meta>
</file>